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leProvider.Url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FileProvider.get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Provider.findFile( final FileObject baseFile , final String uri , final FileSystemOptions fileSystem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